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1cm"/>
    </style:style>
    <style:style style:name="co3" style:family="table-column">
      <style:table-column-properties fo:break-before="auto" style:column-width="4.0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ff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row table:style-name="ro1" table:number-rows-repeated="3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Default" office:value-type="string">
            <text:p>Effect</text:p>
          </table:table-cell>
          <table:table-cell table:style-name="Default" table:number-columns-repeated="2"/>
        </table:table-row>
        <table:table-row table:style-name="ro2">
          <table:table-cell table:number-columns-repeated="2"/>
          <table:table-cell office:value-type="string">
            <text:p>LevelDelta</text:p>
          </table:table-cell>
          <table:table-cell table:style-name="Default" office:value-type="string">
            <text:p>1/100*100^((100+2*<text:span text:style-name="T1">C6</text:span>)/100)</text:p>
          </table:table-cell>
          <table:table-cell table:style-name="Default" office:value-type="string">
            <text:p>1/100*100^((25+<text:span text:style-name="T1">C6</text:span>)/25)</text:p>
          </table:table-cell>
          <table:table-cell table:style-name="Default" office:value-type="string">
            <text:p>1/100*100^((18+<text:span text:style-name="T1">C6</text:span>)/18)</text:p>
          </table:table-cell>
        </table:table-row>
        <table:table-row table:style-name="ro1">
          <table:table-cell table:number-columns-repeated="2"/>
          <table:table-cell office:value-type="float" office:value="-4">
            <text:p>-4</text:p>
          </table:table-cell>
          <table:table-cell table:formula="of:=1/100*100^((100+2*[.C6])/100)" office:value-type="float" office:value="0.691830970918937">
            <text:p>0,69</text:p>
          </table:table-cell>
          <table:table-cell table:formula="of:=1/100*100^((25+[.C6])/25)" office:value-type="float" office:value="0.478630092322638">
            <text:p>0,48</text:p>
          </table:table-cell>
          <table:table-cell table:formula="of:=1/100*100^((18+[.C6])/18)" office:value-type="float" office:value="0.359381366380463">
            <text:p>0,36</text:p>
          </table:table-cell>
        </table:table-row>
        <table:table-row table:style-name="ro1">
          <table:table-cell table:number-columns-repeated="2"/>
          <table:table-cell office:value-type="float" office:value="-3">
            <text:p>-3</text:p>
          </table:table-cell>
          <table:table-cell table:formula="of:=1/100*100^((100+2*[.C7])/100)" office:value-type="float" office:value="0.758577575029184">
            <text:p>0,76</text:p>
          </table:table-cell>
          <table:table-cell table:formula="of:=1/100*100^((25+[.C7])/25)" office:value-type="float" office:value="0.575439937337157">
            <text:p>0,58</text:p>
          </table:table-cell>
          <table:table-cell table:formula="of:=1/100*100^((18+[.C7])/18)" office:value-type="float" office:value="0.464158883361278">
            <text:p>0,46</text:p>
          </table:table-cell>
        </table:table-row>
        <table:table-row table:style-name="ro1">
          <table:table-cell table:number-columns-repeated="2"/>
          <table:table-cell office:value-type="float" office:value="-2">
            <text:p>-2</text:p>
          </table:table-cell>
          <table:table-cell table:formula="of:=1/100*100^((100+2*[.C8])/100)" office:value-type="float" office:value="0.831763771102671">
            <text:p>0,83</text:p>
          </table:table-cell>
          <table:table-cell table:formula="of:=1/100*100^((25+[.C8])/25)" office:value-type="float" office:value="0.691830970918937">
            <text:p>0,69</text:p>
          </table:table-cell>
          <table:table-cell table:formula="of:=1/100*100^((18+[.C8])/18)" office:value-type="float" office:value="0.599484250318941">
            <text:p>0,6</text:p>
          </table:table-cell>
        </table:table-row>
        <table:table-row table:style-name="ro1">
          <table:table-cell table:number-columns-repeated="2"/>
          <table:table-cell office:value-type="float" office:value="-1">
            <text:p>-1</text:p>
          </table:table-cell>
          <table:table-cell table:formula="of:=1/100*100^((100+2*[.C9])/100)" office:value-type="float" office:value="0.91201083935591">
            <text:p>0,91</text:p>
          </table:table-cell>
          <table:table-cell table:formula="of:=1/100*100^((25+[.C9])/25)" office:value-type="float" office:value="0.831763771102671">
            <text:p>0,83</text:p>
          </table:table-cell>
          <table:table-cell table:formula="of:=1/100*100^((18+[.C9])/18)" office:value-type="float" office:value="0.774263682681127">
            <text:p>0,77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formula="of:=1/100*100^((100+2*[.C10])/100)" office:value-type="float" office:value="1">
            <text:p>1</text:p>
          </table:table-cell>
          <table:table-cell table:formula="of:=1/100*100^((25+[.C10])/25)" office:value-type="float" office:value="1">
            <text:p>1</text:p>
          </table:table-cell>
          <table:table-cell table:formula="of:=1/100*100^((18+[.C10])/18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1/100*100^((100+2*[.C11])/100)" office:value-type="float" office:value="1.09647819614319">
            <text:p>1,1</text:p>
          </table:table-cell>
          <table:table-cell table:formula="of:=1/100*100^((25+[.C11])/25)" office:value-type="float" office:value="1.20226443461741">
            <text:p>1,2</text:p>
          </table:table-cell>
          <table:table-cell table:formula="of:=1/100*100^((18+[.C11])/18)" office:value-type="float" office:value="1.29154966501488">
            <text:p>1,29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1/100*100^((100+2*[.C12])/100)" office:value-type="float" office:value="1.20226443461741">
            <text:p>1,2</text:p>
          </table:table-cell>
          <table:table-cell table:formula="of:=1/100*100^((25+[.C12])/25)" office:value-type="float" office:value="1.44543977074593">
            <text:p>1,45</text:p>
          </table:table-cell>
          <table:table-cell table:formula="of:=1/100*100^((18+[.C12])/18)" office:value-type="float" office:value="1.66810053720006">
            <text:p>1,67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1/100*100^((100+2*[.C13])/100)" office:value-type="float" office:value="1.31825673855641">
            <text:p>1,32</text:p>
          </table:table-cell>
          <table:table-cell table:formula="of:=1/100*100^((25+[.C13])/25)" office:value-type="float" office:value="1.73780082874938">
            <text:p>1,74</text:p>
          </table:table-cell>
          <table:table-cell table:formula="of:=1/100*100^((18+[.C13])/18)" office:value-type="float" office:value="2.15443469003188">
            <text:p>2,15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1/100*100^((100+2*[.C14])/100)" office:value-type="float" office:value="1.44543977074593">
            <text:p>1,45</text:p>
          </table:table-cell>
          <table:table-cell table:formula="of:=1/100*100^((25+[.C14])/25)" office:value-type="float" office:value="2.08929613085404">
            <text:p>2,09</text:p>
          </table:table-cell>
          <table:table-cell table:formula="of:=1/100*100^((18+[.C14])/18)" office:value-type="float" office:value="2.78255940220713">
            <text:p>2,7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5">05.03.2021</text:date>, <text:time>18:3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7M12S</meta:editing-duration>
    <meta:editing-cycles>3</meta:editing-cycles>
    <meta:generator>OpenOffice/4.1.7$Win32 OpenOffice.org_project/417m1$Build-9800</meta:generator>
    <dc:date>2021-03-05T18:39:05.41</dc:date>
    <dc:creator>jk jk</dc:creator>
    <meta:document-statistic meta:table-count="3" meta:cell-count="41" meta:object-count="0"/>
    <meta:user-defined meta:name="Info 1"/>
    <meta:user-defined meta:name="Info 2"/>
    <meta:user-defined meta:name="Info 3"/>
    <meta:user-defined meta:name="Info 4"/>
  </office:meta>
</office:document-meta>
</file>